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3.978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3.103cm"/>
    </style:style>
    <style:style style:name="Tableau1.E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6" style:family="paragraph" style:parent-style-name="Text_20_body">
      <style:paragraph-properties fo:text-align="start" style:justify-single-word="false"/>
      <style:text-properties fo:color="#000000"/>
    </style:style>
    <style:style style:name="P7" style:family="paragraph" style:parent-style-name="Text_20_body">
      <style:paragraph-properties fo:text-align="center" style:justify-single-word="false"/>
      <style:text-properties fo:color="#000000"/>
    </style:style>
    <style:style style:name="P8" style:family="paragraph" style:parent-style-name="Text_20_body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88: Modification of routh_t function <text:s/>profile</text:h>
      <text:p text:style-name="P3"/>
      <text:p text:style-name="P2"/>
      <text:p text:style-name="P2">Title: Modification of routh_t function <text:s/>profile</text:p>
      <text:p text:style-name="P2">Version:1.0</text:p>
      <text:p text:style-name="P2">Author: Charlotte Hecquet, Scilab-Enterprises</text:p>
      <text:p text:style-name="P2">Review:</text:p>
      <text:p text:style-name="P2">Commented:</text:p>
      <text:p text:style-name="P2">State:DRAFT</text:p>
      <text:p text:style-name="P2">Scilab-Version:Scilab 5.4.x</text:p>
      <text:p text:style-name="P2">Vote:No</text:p>
      <text:p text:style-name="P2">Created: February 7th, 2013</text:p>
      <text:p text:style-name="P3"/>
      <text:p text:style-name="P2"/>
      <text:h text:style-name="P11" text:outline-level="3">Abstract</text:h>
      <text:p text:style-name="P2">The <text:span text:style-name="T2">aim</text:span> of this SEP is to motivate the addition of an optional input argument to the routh_t function.</text:p>
      <text:p text:style-name="P2"/>
      <text:p text:style-name="P2"/>
      <text:h text:style-name="P11" text:outline-level="3">Rationale</text:h>
      <text:h text:style-name="P5" text:outline-level="3">The routh table is usually used to know if a system is stable or not, looking at coefficients of the denominator of his transfert function. A bug (#12174) has been reported about a non normalized result. The problem is that a normalized result is a rational type, which is more difficult to use than a polynomial type. So, to satisfy all users, it is proposed to add a final optional argument to the routh_t function. To be able to distinguish it from previous, it is proposed to set it as a boolean (the TRUE value is requested for a normalized result).</text:h>
      <text:h text:style-name="P5" text:outline-level="3"/>
      <text:h text:style-name="P5" text:outline-level="3">The possible calling sequences become:</text:h>
      <text:h text:style-name="P5" text:outline-level="3"><text:s text:c="6"/>routh_t(h)</text:h>
      <text:h text:style-name="P5" text:outline-level="3"><text:s text:c="6"/>routh_t(h,k)</text:h>
      <text:h text:style-name="P5" text:outline-level="3"><text:s text:c="6"/>routh_t(h,k,[,normalized])</text:h>
      <text:h text:style-name="P5" text:outline-level="3"/>
      <text:h text:style-name="P11" text:outline-level="3">Example Usage</text:h>
      <text:p text:style-name="P8">s = poly(0, 's');<text:line-break/>k=poly(0,'k')<text:line-break/>P=s*(s+7)*(s+11)<text:line-break/>h=1/P;</text:p>
      <text:p text:style-name="P8"/>
      <text:p text:style-name="P8"/>
      <text:p text:style-name="P8"/>
      <text:p text:style-name="P8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9">Command</text:p>
          </table:table-cell>
          <table:table-cell table:style-name="Tableau1.A1" office:value-type="string">
            <text:p text:style-name="P9">routh_t(P)</text:p>
          </table:table-cell>
          <table:table-cell table:style-name="Tableau1.A1" office:value-type="string">
            <text:p text:style-name="P9">routh_t(h,k)</text:p>
          </table:table-cell>
          <table:table-cell table:style-name="Tableau1.A1" office:value-type="string">
            <text:p text:style-name="P7">routh_t(h,k,%t)</text:p>
          </table:table-cell>
          <table:table-cell table:style-name="Tableau1.E1" office:value-type="string">
            <text:p text:style-name="P7">routh_t(h,k,%f)</text:p>
          </table:table-cell>
        </table:table-row>
        <table:table-row>
          <table:table-cell table:style-name="Tableau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Result</text:p>
          </table:table-cell>
          <table:table-cell table:style-name="Tableau1.A2" office:value-type="string">
            <text:p text:style-name="P9">1. <text:s text:c="4"/>77. <text:s/></text:p>
            <text:p text:style-name="P9">18. <text:s text:c="3"/>0. <text:s text:c="2"/></text:p>
            <text:p text:style-name="P9"><text:s/>77. <text:s text:c="3"/>0. <text:s text:c="2"/></text:p>
            <text:p text:style-name="P9"><text:s/>0. <text:s text:c="4"/>0. <text:s text:c="2"/></text:p>
          </table:table-cell>
          <table:table-cell table:style-name="Tableau1.A2" office:value-type="string">
            <text:p text:style-name="P9">1 <text:s text:c="11"/>77 <text:s text:c="2"/></text:p>
            <text:p text:style-name="P9"><text:s text:c="4"/>- <text:s text:c="10"/>--- <text:s text:c="2"/></text:p>
            <text:p text:style-name="P9"><text:s text:c="4"/>1 <text:s text:c="11"/>1 <text:s text:c="3"/></text:p>
            <text:p text:style-name="P9"><text:s text:c="22"/></text:p>
            <text:p text:style-name="P9"><text:s text:c="4"/>18 <text:s text:c="10"/>k <text:s text:c="3"/></text:p>
            <text:p text:style-name="P9"><text:s text:c="3"/>--- <text:s text:c="10"/>- <text:s text:c="3"/></text:p>
            <text:p text:style-name="P9"><text:s text:c="4"/>1 <text:s text:c="11"/>1 <text:s text:c="3"/></text:p>
            <text:p text:style-name="P9"><text:s text:c="22"/></text:p>
            <text:p text:style-name="P9"><text:s text:c="4"/>1386 - k <text:s text:c="4"/>0 <text:s text:c="3"/></text:p>
            <text:p text:style-name="P9"><text:s text:c="4"/>-------- <text:s text:c="4"/>- <text:s text:c="3"/></text:p>
            <text:p text:style-name="P9"><text:s text:c="7"/>18 <text:s text:c="7"/>1 <text:s text:c="3"/></text:p>
            <text:p text:style-name="P9"><text:s text:c="22"/></text:p>
            <text:p text:style-name="P9"><text:s text:c="4"/>k <text:s text:c="11"/>0 <text:s text:c="3"/></text:p>
            <text:p text:style-name="P9"><text:s text:c="4"/>- <text:s text:c="11"/>- <text:s text:c="3"/></text:p>
            <text:p text:style-name="P7"><text:s text:c="4"/>1 <text:s text:c="11"/>1 <text:s text:c="3"/></text:p>
          </table:table-cell>
          <table:table-cell table:style-name="Tableau1.A2" office:value-type="string">
            <text:p text:style-name="P7">1 <text:s text:c="11"/>77 <text:s text:c="2"/></text:p>
            <text:p text:style-name="P7"><text:s text:c="4"/>- <text:s text:c="10"/>--- <text:s text:c="2"/></text:p>
            <text:p text:style-name="P7"><text:s text:c="4"/>1 <text:s text:c="11"/>1 <text:s text:c="3"/></text:p>
            <text:p text:style-name="P7"><text:s text:c="22"/></text:p>
            <text:p text:style-name="P7"><text:s text:c="4"/>18 <text:s text:c="10"/>k <text:s text:c="3"/></text:p>
            <text:p text:style-name="P7"><text:s text:c="3"/>--- <text:s text:c="10"/>- <text:s text:c="3"/></text:p>
            <text:p text:style-name="P7"><text:s text:c="4"/>1 <text:s text:c="11"/>1 <text:s text:c="3"/></text:p>
            <text:p text:style-name="P7"><text:s text:c="22"/></text:p>
            <text:p text:style-name="P7"><text:s text:c="4"/>1386 - k <text:s text:c="4"/>0 <text:s text:c="3"/></text:p>
            <text:p text:style-name="P7"><text:s text:c="4"/>-------- <text:s text:c="4"/>- <text:s text:c="3"/></text:p>
            <text:p text:style-name="P7"><text:s text:c="7"/>18 <text:s text:c="7"/>1 <text:s text:c="3"/></text:p>
            <text:p text:style-name="P7"><text:s text:c="22"/></text:p>
            <text:p text:style-name="P7"><text:s text:c="4"/>k <text:s text:c="11"/>0 <text:s text:c="3"/></text:p>
            <text:p text:style-name="P7"><text:s text:c="4"/>- <text:s text:c="11"/>- <text:s text:c="3"/></text:p>
            <text:p text:style-name="P7"><text:s text:c="4"/>1 <text:s text:c="11"/>1 <text:s text:c="3"/></text:p>
          </table:table-cell>
          <table:table-cell table:style-name="Tableau1.E2" office:value-type="string">
            <text:p text:style-name="P7"><text:s/>1 <text:s text:c="12"/>77 <text:s text:c="2"/></text:p>
            <text:p text:style-name="P7"><text:s text:c="23"/></text:p>
            <text:p text:style-name="P7"><text:s text:c="4"/>18 <text:s text:c="11"/>k <text:s text:c="3"/></text:p>
            <text:p text:style-name="P7"><text:s text:c="23"/></text:p>
            <text:p text:style-name="P7"><text:s text:c="4"/>1386 - k <text:s text:c="5"/>0 <text:s text:c="3"/></text:p>
            <text:p text:style-name="P7"><text:s text:c="23"/></text:p>
            <text:p text:style-name="P7"><text:s text:c="13"/>2 <text:s text:c="8"/></text:p>
            <text:p text:style-name="P7"><text:s text:c="4"/>1386k - k <text:s text:c="4"/>0 <text:s text:c="3"/></text:p>
          </table:table-cell>
        </table:table-row>
        <table:table-row>
          <table:table-cell table:style-name="Tableau1.A2" office:value-type="string">
            <text:p text:style-name="P9">Type</text:p>
          </table:table-cell>
          <table:table-cell table:style-name="Tableau1.A2" office:value-type="string">
            <text:p text:style-name="P9">Constant</text:p>
          </table:table-cell>
          <table:table-cell table:style-name="Tableau1.A2" office:value-type="string">
            <text:p text:style-name="P9">Rational</text:p>
          </table:table-cell>
          <table:table-cell table:style-name="Tableau1.A2" office:value-type="string">
            <text:p text:style-name="P7">Rational</text:p>
          </table:table-cell>
          <table:table-cell table:style-name="Tableau1.E2" office:value-type="string">
            <text:p text:style-name="P7">Polynomial</text:p>
          </table:table-cell>
        </table:table-row>
      </table:table>
      <text:p text:style-name="P6"/>
      <text:p text:style-name="P4"/>
      <text:p text:style-name="P4"><text:s/>Changelog</text:p>
      <text:p text:style-name="P4"><text:tab/><text:span text:style-name="T1">1.0 – Initial Version </text:span></text:p>
      <text:h text:style-name="P11" text:outline-level="3">Copyright</text:h>
      <text:p text:style-name="P1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2-07T10:20:42</meta:creation-date>
    <dc:date>2013-02-07T14:40:17</dc:date>
    <dc:creator>Charlotte Hecquet</dc:creator>
    <meta:editing-duration>PT4H16M10S</meta:editing-duration>
    <meta:editing-cycles>7</meta:editing-cycles>
    <meta:generator>LibreOffice/3.5$Linux_X86_64 LibreOffice_project/350m1$Build-2</meta:generator>
    <meta:document-statistic meta:table-count="1" meta:image-count="0" meta:object-count="0" meta:page-count="2" meta:paragraph-count="77" meta:word-count="267" meta:character-count="2175" meta:non-whitespace-character-count="1236"/>
  </office:meta>
</office:document-meta>
</file>